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10445" officeooo:paragraph-rsid="00110445" style:font-size-asian="10.5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Noto Mono" officeooo:rsid="001be0f8" officeooo:paragraph-rsid="001be0f8"/>
    </style:style>
    <style:style style:name="P3" style:family="paragraph" style:parent-style-name="Frame_20_contents">
      <style:paragraph-properties fo:text-align="start" style:justify-single-word="false"/>
      <style:text-properties style:font-name="Noto Mono" officeooo:rsid="0018b97f" officeooo:paragraph-rsid="0018b97f"/>
    </style:style>
    <style:style style:name="P4" style:family="paragraph" style:parent-style-name="Frame_20_contents">
      <style:paragraph-properties fo:text-align="start" style:justify-single-word="false"/>
      <style:text-properties style:font-name="Noto Mono" officeooo:rsid="001608db" officeooo:paragraph-rsid="001608db"/>
    </style:style>
    <style:style style:name="P5" style:family="paragraph" style:parent-style-name="Frame_20_contents">
      <style:paragraph-properties fo:text-align="start" style:justify-single-word="false"/>
      <style:text-properties style:font-name="Noto Mono"/>
    </style:style>
    <style:style style:name="P6" style:family="paragraph" style:parent-style-name="Frame_20_contents">
      <style:paragraph-properties fo:text-align="start" style:justify-single-word="false"/>
      <style:text-properties style:font-name="Noto Mono" officeooo:rsid="0023ec8c" officeooo:paragraph-rsid="0023ec8c"/>
    </style:style>
    <style:style style:name="P7" style:family="paragraph" style:parent-style-name="Frame_20_contents">
      <style:paragraph-properties fo:text-align="start" style:justify-single-word="false"/>
      <style:text-properties style:font-name="Noto Mono" officeooo:rsid="002528af" officeooo:paragraph-rsid="002528af"/>
    </style:style>
    <style:style style:name="P8" style:family="paragraph" style:parent-style-name="Frame_20_contents">
      <style:paragraph-properties fo:text-align="start" style:justify-single-word="false"/>
      <style:text-properties style:font-name="Noto Mono" officeooo:rsid="002608a4" officeooo:paragraph-rsid="002608a4"/>
    </style:style>
    <style:style style:name="P9" style:family="paragraph" style:parent-style-name="Standard">
      <style:paragraph-properties fo:text-align="center" style:justify-single-word="false"/>
      <style:text-properties style:font-name="Noto Mono" fo:font-size="20pt" fo:font-weight="bold" officeooo:rsid="000f6244" officeooo:paragraph-rsid="000f6244" style:font-size-asian="17.5pt" style:font-weight-asian="bold" style:font-size-complex="20pt" style:font-weight-complex="bold"/>
    </style:style>
    <style:style style:name="P10" style:family="paragraph" style:parent-style-name="Standard">
      <style:paragraph-properties fo:text-align="center" style:justify-single-word="false"/>
      <style:text-properties style:font-name="Noto Mono" fo:font-size="20pt" fo:font-weight="bold" officeooo:rsid="000f6244" officeooo:paragraph-rsid="002528af" style:font-size-asian="17.5pt" style:font-weight-asian="bold" style:font-size-complex="20pt" style:font-weight-complex="bold"/>
    </style:style>
    <style:style style:name="P11" style:family="paragraph" style:parent-style-name="Standard">
      <style:paragraph-properties fo:text-align="start" style:justify-single-word="false"/>
      <style:text-properties style:font-name="Noto Mono" fo:font-size="12pt" fo:font-weight="normal" officeooo:rsid="00110445" officeooo:paragraph-rsid="0011044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Noto Mono" fo:font-size="12pt" fo:font-weight="normal" officeooo:rsid="00116473" officeooo:paragraph-rsid="00110445" style:font-size-asian="10.5pt" style:font-weight-asian="normal" style:font-size-complex="12pt" style:font-weight-complex="normal"/>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1321e7" officeooo:paragraph-rsid="001321e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Noto Mono" fo:font-size="12pt" fo:font-weight="normal" officeooo:rsid="001321e7" officeooo:paragraph-rsid="00116473" style:font-size-asian="10.5pt" style:font-weight-asian="normal" style:font-size-complex="12pt" style:font-weight-complex="normal"/>
    </style:style>
    <style:style style:name="P1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12pt" fo:font-weight="normal" officeooo:rsid="00141e0e" officeooo:paragraph-rsid="00141e0e" style:font-size-asian="10.5pt" style:font-weight-asian="normal" style:font-size-complex="12pt" style:font-weight-complex="normal"/>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141e0e" officeooo:paragraph-rsid="00141e0e" style:font-size-asian="10.5pt" style:font-weight-asian="normal" style:font-size-complex="12pt" style:font-weight-complex="normal"/>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141e0e" officeooo:paragraph-rsid="001608db" style:font-size-asian="10.5pt" style:font-weight-asian="normal" style:font-size-complex="12pt" style:font-weight-complex="normal"/>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18b97f" officeooo:paragraph-rsid="0018b97f" style:font-size-asian="10.5pt" style:font-weight-asian="normal" style:font-size-complex="12pt" style:font-weight-complex="normal"/>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1d10af" officeooo:paragraph-rsid="001d10af" style:font-size-asian="10.5pt" style:font-weight-asian="normal" style:font-size-complex="12pt" style:font-weight-complex="normal"/>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1d10af" officeooo:paragraph-rsid="0020f20f" style:font-size-asian="10.5pt" style:font-weight-asian="normal" style:font-size-complex="12pt" style:font-weight-complex="normal"/>
    </style:style>
    <style:style style:name="P2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12pt" fo:font-weight="normal" officeooo:rsid="001d10af" officeooo:paragraph-rsid="001d10af" style:font-size-asian="10.5pt" style:font-weight-asian="normal" style:font-size-complex="12pt" style:font-weight-complex="normal"/>
    </style:style>
    <style:style style:name="P2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12pt" fo:font-weight="normal" officeooo:rsid="0020f20f" officeooo:paragraph-rsid="0020f20f" style:font-size-asian="10.5pt" style:font-weight-asian="normal" style:font-size-complex="12pt" style:font-weight-complex="normal"/>
    </style:style>
    <style:style style:name="P2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20f20f" officeooo:paragraph-rsid="0020f20f" style:font-size-asian="10.5pt" style:font-weight-asian="normal" style:font-size-complex="12pt" style:font-weight-complex="normal"/>
    </style:style>
    <style:style style:name="P2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23ec8c" officeooo:paragraph-rsid="0023ec8c" style:font-size-asian="10.5pt" style:font-weight-asian="normal" style:font-size-complex="12pt" style:font-weight-complex="normal"/>
    </style:style>
    <style:style style:name="P2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2528af" officeooo:paragraph-rsid="002528a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oto Mono" fo:font-size="12pt" fo:font-weight="normal" officeooo:rsid="002608a4" officeooo:paragraph-rsid="002608a4" style:font-size-asian="10.5pt" style:font-weight-asian="normal" style:font-size-complex="12pt" style:font-weight-complex="normal"/>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2608a4" officeooo:paragraph-rsid="002608a4" style:font-size-asian="10.5pt" style:font-weight-asian="normal" style:font-size-complex="12pt" style:font-weight-complex="normal"/>
    </style:style>
    <style:style style:name="P2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12pt" fo:font-weight="normal" officeooo:rsid="002608a4" officeooo:paragraph-rsid="002608a4" style:font-size-asian="10.5pt" style:font-weight-asian="normal" style:font-size-complex="12pt" style:font-weight-complex="normal"/>
    </style:style>
    <style:style style:name="P29" style:family="paragraph" style:parent-style-name="Frame_20_contents">
      <style:paragraph-properties fo:text-align="start" style:justify-single-word="false"/>
      <style:text-properties style:font-name="Noto Mono" officeooo:rsid="002bbec9" officeooo:paragraph-rsid="002bbec9"/>
    </style:style>
    <style:style style:name="P30" style:family="paragraph" style:parent-style-name="Frame_20_contents">
      <style:paragraph-properties fo:text-align="start" style:justify-single-word="false"/>
      <style:text-properties style:font-name="Noto Mono" officeooo:paragraph-rsid="002528af"/>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141e0e" officeooo:paragraph-rsid="00141e0e" style:font-size-asian="10.5pt" style:font-weight-asian="normal" style:font-size-complex="12pt" style:font-weight-complex="normal"/>
    </style:style>
    <style:style style:name="P3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2bbec9" officeooo:paragraph-rsid="002bbec9" style:font-size-asian="10.5pt" style:font-weight-asian="normal" style:font-size-complex="12pt" style:font-weight-complex="normal"/>
    </style:style>
    <style:style style:name="P3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2f72ff" officeooo:paragraph-rsid="002f72ff" style:font-size-asian="10.5pt" style:font-weight-asian="normal" style:font-size-complex="12pt" style:font-weight-complex="normal"/>
    </style:style>
    <style:style style:name="P3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12pt" fo:font-weight="normal" officeooo:rsid="002f72ff" officeooo:paragraph-rsid="002f72ff" style:font-size-asian="10.5pt" style:font-weight-asian="normal" style:font-size-complex="12pt" style:font-weight-complex="normal"/>
    </style:style>
    <style:style style:name="P3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2608a4" officeooo:paragraph-rsid="002608a4" style:font-size-asian="10.5pt" style:font-weight-asian="normal" style:font-size-complex="12pt" style:font-weight-complex="normal"/>
    </style:style>
    <style:style style:name="P3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Noto Mono" fo:font-size="12pt" fo:font-weight="normal" officeooo:rsid="0030f223" officeooo:paragraph-rsid="0030f223" style:font-size-asian="10.5pt" style:font-weight-asian="normal" style:font-size-complex="12pt" style:font-weight-complex="normal"/>
    </style:style>
    <style:style style:name="T1" style:family="text">
      <style:text-properties officeooo:rsid="0015d142"/>
    </style:style>
    <style:style style:name="T2" style:family="text">
      <style:text-properties officeooo:rsid="001bc813"/>
    </style:style>
    <style:style style:name="T3" style:family="text">
      <style:text-properties officeooo:rsid="001be0f8"/>
    </style:style>
    <style:style style:name="T4" style:family="text">
      <style:text-properties style:font-name="Noto Mono"/>
    </style:style>
    <style:style style:name="T5" style:family="text">
      <style:text-properties officeooo:rsid="001e2ac3"/>
    </style:style>
    <style:style style:name="T6" style:family="text">
      <style:text-properties officeooo:rsid="001ff30b"/>
    </style:style>
    <style:style style:name="T7" style:family="text">
      <style:text-properties style:text-position="super 58%"/>
    </style:style>
    <style:style style:name="T8" style:family="text">
      <style:text-properties style:text-position="super 58%" officeooo:rsid="001ff30b"/>
    </style:style>
    <style:style style:name="T9" style:family="text">
      <style:text-properties officeooo:rsid="0020f20f"/>
    </style:style>
    <style:style style:name="T10" style:family="text">
      <style:text-properties officeooo:rsid="00224cbb"/>
    </style:style>
    <style:style style:name="T11" style:family="text">
      <style:text-properties officeooo:rsid="0023ec8c"/>
    </style:style>
    <style:style style:name="T12" style:family="text">
      <style:text-properties officeooo:rsid="002528af"/>
    </style:style>
    <style:style style:name="T13" style:family="text">
      <style:text-properties fo:font-size="7pt" officeooo:rsid="002528af" style:font-size-asian="7pt" style:font-size-complex="7pt"/>
    </style:style>
    <style:style style:name="T14" style:family="text">
      <style:text-properties officeooo:rsid="002608a4"/>
    </style:style>
    <style:style style:name="T15" style:family="text">
      <style:text-properties officeooo:rsid="002807ee"/>
    </style:style>
    <style:style style:name="T16" style:family="text">
      <style:text-properties fo:font-style="normal" style:font-style-asian="normal" style:font-style-complex="normal"/>
    </style:style>
    <style:style style:name="T17" style:family="text">
      <style:text-properties officeooo:rsid="002f72ff"/>
    </style:style>
    <style:style style:name="fr1" style:family="graphic" style:parent-style-name="Frame">
      <style:graphic-properties style:vertical-pos="from-top" style:vertical-rel="paragraph" style:horizontal-pos="from-left" style:horizontal-rel="paragraph" draw:wrap-influence-on-position="once-concurrent" loext:allow-overlap="true"/>
    </style:style>
    <style:style style:name="fr2" style:family="graphic" style:parent-style-name="Frame">
      <style:graphic-properties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3"><text:s text:c="20"/></text:span>AFRAME DOCUMENTATION<text:span text:style-name="T13">(official tutorial?)</text:span></text:p>
      <text:p text:style-name="P9"/>
      <text:p text:style-name="P26">1. Setting up</text:p>
      <text:p text:style-name="P26"><text:tab/>1. <text:a xlink:type="simple" xlink:href="#make sure that" text:style-name="Internet_20_link" text:visited-style-name="Visited_20_Internet_20_Link">Make sure that</text:a></text:p>
      <text:p text:style-name="P26"><text:tab/>2. <text:a xlink:type="simple" xlink:href="#Installing Software" text:style-name="Internet_20_link" text:visited-style-name="Visited_20_Internet_20_Link">installing software</text:a></text:p>
      <text:p text:style-name="P26"><text:tab/>3. <text:a xlink:type="simple" xlink:href="#Installing Aframe" text:style-name="Internet_20_link" text:visited-style-name="Visited_20_Internet_20_Link">installing aframe</text:a></text:p>
      <text:p text:style-name="P11"><text:span text:style-name="T14">2</text:span>. Hello world program</text:p>
      <text:p text:style-name="P1"><text:span text:style-name="T4"><text:tab/>1. </text:span><text:a xlink:type="simple" xlink:href="#storing static values" text:style-name="Internet_20_link" text:visited-style-name="Visited_20_Internet_20_Link"><text:span text:style-name="T4">storing static values</text:span></text:a></text:p>
      <text:p text:style-name="P11"><text:tab/>2. <text:a xlink:type="simple" xlink:href="#Linux syscalls" text:style-name="Internet_20_link" text:visited-style-name="Visited_20_Internet_20_Link">Linux syscalls</text:a></text:p>
      <text:p text:style-name="P12"><text:tab/>3. <text:a xlink:type="simple" xlink:href="#Hello World program" text:style-name="Internet_20_link" text:visited-style-name="Visited_20_Internet_20_Link">Hello, World!</text:a></text:p>
      <text:p text:style-name="P14"/>
      <text:p text:style-name="P33">I’m working on the rest, so yes the pointers lesson is still not don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28"><text:bookmark text:name="make sure that"/>Make sure that</text:p>
      <text:p text:style-name="P27"/>
      <text:p text:style-name="P27">1. you use Linux lol</text:p>
      <text:p text:style-name="P27">2. your system is x86_64 or “64-bit”</text:p>
      <text:p text:style-name="P27">3. you read this </text:p>
      <text:p text:style-name="P16"/>
      <text:p text:style-name="P28"><text:bookmark text:name="Installing Software"/>Installing software</text:p>
      <text:p text:style-name="P28"/>
      <text:p text:style-name="P27">to install the necessary software (nasm, gcc linker, git) on debian-based distros like ubuntu, Linux Mint, pop_os! Run this command:</text:p>
      <text:p text:style-name="P27"><draw:frame draw:style-name="fr1" draw:name="Frame12" text:anchor-type="paragraph" svg:x="0.0138in" svg:y="0.1366in" svg:width="3.3945in" draw:z-index="11"><draw:text-box fo:min-height="0.3673in"><text:p text:style-name="P8">sudo apt install -y nasm gcc git</text:p></draw:text-box></draw:frame></text:p>
      <text:p text:style-name="P16"/>
      <text:p text:style-name="P16"/>
      <text:p text:style-name="P27">if you use rhel what are you doing? And if you use Arch, you should know how to install all of that.</text:p>
      <text:p text:style-name="P27"/>
      <text:p text:style-name="P34"><text:bookmark text:name="Installing Aframe"/>Installing Aframe</text:p>
      <text:p text:style-name="P27"/>
      <text:p text:style-name="P27">when that is done, run this:</text:p>
      <text:p text:style-name="P27"><draw:frame draw:style-name="fr1" draw:name="Frame13" text:anchor-type="paragraph" svg:x="0.0138in" svg:y="0.1366in" svg:width="4.872in" draw:z-index="12"><draw:text-box fo:min-height="0.1744in"><text:p text:style-name="P8">git <text:span text:style-name="T15">clone https://github.com/umikali222/aframe</text:span></text:p></draw:text-box></draw:frame></text:p>
      <text:p text:style-name="P16"/>
      <text:p text:style-name="P16"/>
      <text:p text:style-name="P32">then you can go into the directory with</text:p>
      <text:p text:style-name="P32"><draw:frame draw:style-name="fr1" draw:name="Frame14" text:anchor-type="paragraph" svg:x="0.0138in" svg:y="0.1366in" svg:width="1.0752in" draw:z-index="13"><draw:text-box fo:min-height="0.3146in"><text:p text:style-name="P29">cd aframe</text:p></draw:text-box></draw:frame></text:p>
      <text:p text:style-name="P16"/>
      <text:p text:style-name="P16"/>
      <text:p text:style-name="P32">th<text:span text:style-name="T17">e</text:span>n, to install aframe to your computer, run:</text:p>
      <text:p text:style-name="P32"><draw:frame draw:style-name="fr1" draw:name="Frame15" text:anchor-type="paragraph" svg:x="0.0138in" svg:y="0.1366in" svg:width="3.3665in" draw:z-index="14"><draw:text-box fo:min-height="0.2839in"><text:p text:style-name="P29">sudo cp aframe.py <text:span text:style-name="T16">/bin/aframe</text:span></text:p></draw:text-box></draw:frame></text:p>
      <text:p text:style-name="P16"/>
      <text:p text:style-name="P16"/>
      <text:p text:style-name="P32">than to see if it runs properly, run</text:p>
      <text:p text:style-name="P32"><draw:frame draw:style-name="fr1" draw:name="Frame16" text:anchor-type="paragraph" svg:x="0.0138in" svg:y="0.1366in" svg:width="1.4252in" draw:z-index="15"><draw:text-box fo:min-height="0.3146in"><text:p text:style-name="P29">aframe hw.py</text:p></draw:text-box></draw:frame></text:p>
      <text:p text:style-name="P16"/>
      <text:p text:style-name="P16"/>
      <text:p text:style-name="P33">If that returns Hello, World! Then everything is installed correctly.</text:p>
      <text:p text:style-name="P16"/>
      <text:p text:style-name="P15"><text:bookmark text:name="storing static values"/>storing static values</text:p>
      <text:p text:style-name="P16"/>
      <text:p text:style-name="P17">To define a static value <text:span text:style-name="T1">in aframe you need to start the .data section like so:</text:span></text:p>
      <text:p text:style-name="P16"><draw:frame draw:style-name="fr1" draw:name="Frame1" text:anchor-type="paragraph" svg:x="0.0138in" svg:y="0.1366in" svg:width="2.2134in" draw:z-index="0"><draw:text-box fo:min-height="0.3673in"><text:p text:style-name="P4">section .data</text:p></draw:text-box></draw:frame></text:p>
      <text:p text:style-name="P16"/>
      <text:p text:style-name="P16"/>
      <text:p text:style-name="P18">ant to actually define a value you put the name, size, and value like so:</text:p>
      <text:p text:style-name="P18"><draw:frame draw:style-name="fr2" draw:name="Frame2" text:anchor-type="paragraph" svg:x="-0.0071in" svg:y="0.1555in" svg:width="2.4945in" draw:z-index="1"><draw:text-box fo:min-height="0.5709in"><text:p text:style-name="P3">section <text:s/>.data</text:p><text:p text:style-name="P3"><text:s text:c="4"/>funnyNumber db 69</text:p></draw:text-box></draw:frame></text:p>
      <text:p text:style-name="P18"/>
      <text:p text:style-name="P18"><text:soft-page-break/></text:p>
      <text:p text:style-name="P18"/>
      <text:p text:style-name="P18"/>
      <text:p text:style-name="P18">Here we store only a byte, but you can store more by replacing db with dw, dd, dq which store 2 bytes, 4 bytes, and 8 bytes respectively.</text:p>
      <text:p text:style-name="P18">Note: you need to put all this before _start, for the program to not throw any errors.</text:p>
      <text:p text:style-name="P18"/>
      <text:p text:style-name="P18">You can also store more than one number of the same size under a different name like so:</text:p>
      <text:p text:style-name="P18"><draw:frame draw:style-name="fr2" draw:name="Frame3" text:anchor-type="paragraph" svg:x="0.0008in" svg:y="0.1098in" svg:width="3.3516in" draw:z-index="2"><draw:text-box fo:min-height="0.5902in"><text:p text:style-name="P3">section .data</text:p><text:p text:style-name="P3"><text:s text:c="4"/>funnyNumbers db 69, 420, 17</text:p></draw:text-box></draw:frame></text:p>
      <text:p text:style-name="P18"/>
      <text:p text:style-name="P18"/>
      <text:p text:style-name="P18"/>
      <text:p text:style-name="P18">now, can you figure out why this program won’t work? <text:s/>If you can, congrats, but if you <text:span text:style-name="T2">can’t, the problem is that the number 420 is too big for a byte, because a byte can store numbers from 1 </text:span><text:span text:style-name="T3">to </text:span><text:span text:style-name="T2">255, </text:span><text:span text:style-name="T3">if you want this to work , you will need to replace db with dw, but if you want to store ASCII, which we will need to do, you can just stick to db. Now ASCII text automatically gets converted to decimal, so we can easily store ASCII text, to start our hello world program we will add this at the start of an empty file:</text:span></text:p>
      <text:p text:style-name="P18"><draw:frame draw:style-name="fr2" draw:name="Frame4" text:anchor-type="paragraph" svg:x="-0.0307in" svg:y="0.0791in" svg:width="3.1327in" draw:z-index="3"><draw:text-box fo:min-height="0.5291in"><text:p text:style-name="P2">section .data</text:p><text:p text:style-name="P2"><text:s text:c="4"/>text db “Hello, World!”,10</text:p></draw:text-box></draw:frame></text:p>
      <text:p text:style-name="P18"/>
      <text:p text:style-name="P18"/>
      <text:p text:style-name="P18"/>
      <text:p text:style-name="P19">the reason for the ,10 at the end is that 10 in ASCII is a newline, so we don’t want to print “Hello, <text:a xlink:type="simple" xlink:href="mailto:Worldumikali@komputeras-informejtika" text:style-name="Internet_20_link" text:visited-style-name="Visited_20_Internet_20_Link">Worldumikali@komputeras-informejtika</text:a>:~/aframe$”</text:p>
      <text:p text:style-name="P21"/>
      <text:p text:style-name="P21"><text:bookmark text:name="Linux syscalls"/>Linux syscalls</text:p>
      <text:p text:style-name="P20">Syscalls (or system calls) is what the kernel is for. It takes some values which are stored <text:span text:style-name="T5">the CPU, and the kernel executes them <text:s/>like an instruction you can find system call tables online, which show you what values to store, and where to store them. So where can you store those values? In registers. You can think of them as short-term memory , the things you are thinking about. The basic registers are: rax, rbx, rcx, rdx. These are the absolute most basic registers, but I don’t recommend using them, because aframe uses them constantly, but for syscalls it’s just fine. There are a <text:s text:c="6"/>few more registers, that I still don’t recommend using for </text:span><text:span text:style-name="T6">anything except syscalls, like: rdi, rsi … . Now to make your 1</text:span><text:span text:style-name="T8">st</text:span><text:span text:style-name="T6"> syscall you will need to start executing instructions.</text:span></text:p>
      <text:p text:style-name="P20"/>
      <text:p text:style-name="P22"><text:bookmark text:name="Hello World program"/>Hello World program</text:p>
      <text:p text:style-name="P20"/>
      <text:p text:style-name="P20"><text:span text:style-name="T6">Come back to the program you </text:span><text:span text:style-name="T9">made in the last lesson, and at the end add:</text:span></text:p>
      <text:p text:style-name="P19"><draw:frame draw:style-name="fr2" draw:name="Frame5" text:anchor-type="paragraph" svg:x="0.0035in" svg:y="0.0791in" svg:width="0.8484in" draw:z-index="4"><draw:text-box fo:min-height="0.3193in"><text:p text:style-name="P5">_<text:span text:style-name="T9">start:</text:span></text:p><text:p text:style-name="P5"><text:s text:c="4"/></text:p></draw:text-box></draw:frame></text:p>
      <text:p text:style-name="P18"/>
      <text:p text:style-name="P18"><text:soft-page-break/></text:p>
      <text:p text:style-name="P18"/>
      <text:p text:style-name="P23">that will be the start of your program. Now to move the values into the registers you will need the mov instruction, which you will add to your program like so:</text:p>
      <text:p text:style-name="P23"><draw:frame draw:style-name="fr2" draw:name="Frame6" text:anchor-type="paragraph" svg:x="-0.0028in" svg:y="0.1728in" svg:width="1.6047in" draw:z-index="5"><draw:text-box fo:min-height="0.5783in"><text:p text:style-name="P5">_<text:span text:style-name="T9">start:</text:span></text:p><text:p text:style-name="P5"><text:s text:c="4"/><text:span text:style-name="T9">mov rax, 1</text:span></text:p></draw:text-box></draw:frame></text:p>
      <text:p text:style-name="P18"/>
      <text:p text:style-name="P18"/>
      <text:p text:style-name="P18"/>
      <text:p text:style-name="P18"/>
      <text:p text:style-name="P23">Great, this program will put the number 1 into the register rax this, for the kernel means sys_write, <text:span text:style-name="T10">now you want specify stdout like so:</text:span></text:p>
      <text:p text:style-name="P23"><draw:frame draw:style-name="fr2" draw:name="Frame7" text:anchor-type="paragraph" svg:x="-0.0071in" svg:y="0.1626in" svg:width="1.6925in" draw:z-index="6"><draw:text-box fo:min-height="0.5382in"><text:p text:style-name="P5">_<text:span text:style-name="T10">start</text:span></text:p><text:p text:style-name="P5"><text:s text:c="4"/><text:span text:style-name="T10">mov rax, 1</text:span></text:p><text:p text:style-name="P5"><text:s text:c="4"/><text:span text:style-name="T10">mov rdi, 1</text:span></text:p></draw:text-box></draw:frame></text:p>
      <text:p text:style-name="P18"/>
      <text:p text:style-name="P18"/>
      <text:p text:style-name="P18"/>
      <text:p text:style-name="P18"/>
      <text:p text:style-name="P24">for now we only specified the instruction, so it won’t do anything, we can also add the text that we’re trying to print like so:</text:p>
      <text:p text:style-name="P24"><draw:frame draw:style-name="fr2" draw:name="Frame8" text:anchor-type="paragraph" svg:x="-0.0071in" svg:y="0.1626in" svg:width="1.9319in" draw:z-index="7"><draw:text-box fo:min-height="0.6543in"><text:p text:style-name="P5">_<text:span text:style-name="T10">start</text:span></text:p><text:p text:style-name="P5"><text:s text:c="4"/><text:span text:style-name="T10">mov rax, 1</text:span></text:p><text:p text:style-name="P5"><text:s text:c="4"/><text:span text:style-name="T10">mov rdi, 1</text:span></text:p><text:p text:style-name="P5"><text:s text:c="4"/><text:span text:style-name="T11">mov rsi, text</text:span></text:p></draw:text-box></draw:frame></text:p>
      <text:p text:style-name="P18"/>
      <text:p text:style-name="P18"/>
      <text:p text:style-name="P18"/>
      <text:p text:style-name="P18"/>
      <text:p text:style-name="P18"/>
      <text:p text:style-name="P24">but this still won’t work because we need to add 2 more commands, which are:</text:p>
      <text:p text:style-name="P24"><draw:frame draw:style-name="fr2" draw:name="Frame9" text:anchor-type="paragraph" svg:x="0.0346in" svg:y="0.1209in" svg:width="1.4008in" draw:z-index="8"><draw:text-box fo:min-height="0.322in"><text:p text:style-name="P6">mov rdx, 14</text:p><text:p text:style-name="P6">syscall</text:p></draw:text-box></draw:frame></text:p>
      <text:p text:style-name="P18"/>
      <text:p text:style-name="P18"/>
      <text:p text:style-name="P18"/>
      <text:p text:style-name="P24">the 1<text:span text:style-name="T7">st</text:span> command tells the kernel how long the text is, there the ,10 also counts. Why it needs to do this, <text:span text:style-name="T12">You will understand after the pointers lesson, but I don’t recommend skipping ahead. Now this program will work, but not fully, because the program still crashes, because we never told the kernel the program has stopped. But we can do that with just 3 simple commands</text:span></text:p>
      <text:p text:style-name="P24"><draw:frame draw:style-name="fr2" draw:name="Frame10" text:anchor-type="paragraph" svg:x="0.0346in" svg:y="0.1209in" svg:width="1.2547in" draw:z-index="9"><draw:text-box fo:min-height="0.4638in"><text:p text:style-name="P6">mov r<text:span text:style-name="T12">a</text:span>x, <text:span text:style-name="T12">60</text:span></text:p><text:p text:style-name="P7">mov rdi, 0</text:p><text:p text:style-name="P6">syscall</text:p></draw:text-box></draw:frame></text:p>
      <text:p text:style-name="P18"/>
      <text:p text:style-name="P18"/>
      <text:p text:style-name="P18"/>
      <text:p text:style-name="P18"/>
      <text:p text:style-name="P25">where 60 in rax tells the kernel we’re exiting the program, and 0 in rdi tells the kernel that everything went ok, and that nothing crashed. Now here’s what the program should look like:</text:p>
      <text:p text:style-name="P25"/>
      <text:p text:style-name="P18"><draw:frame draw:style-name="fr2" draw:name="Frame11" text:anchor-type="paragraph" svg:x="0.0209in" svg:y="0.0146in" svg:width="3.2264in" draw:z-index="10"><draw:text-box fo:min-height="2.5484in"><text:p text:style-name="P30">section .data</text:p><text:p text:style-name="P30"><text:s text:c="4"/>text db "Hello, World!",10</text:p><text:p text:style-name="P30"/><text:p text:style-name="P30">_start:</text:p><text:p text:style-name="P30"><text:s text:c="4"/>mov rax, 1</text:p><text:p text:style-name="P30"><text:s text:c="4"/>mov rdi, 1</text:p><text:p text:style-name="P30"><text:s text:c="4"/>mov rsi, text</text:p><text:p text:style-name="P30"><text:s text:c="4"/>mov rdx, 14</text:p><text:p text:style-name="P30"><text:s text:c="4"/>syscall</text:p><text:p text:style-name="P30"><text:s text:c="4"/></text:p><text:p text:style-name="P30"><text:s text:c="4"/>mov rax, 60</text:p><text:p text:style-name="P30"><text:s text:c="4"/>mov rdi, 0</text:p><text:p text:style-name="P30"><text:s text:c="4"/>syscall</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6"/>
      <text:p text:style-name="P36">btw, running syscall doesn’t reset the registers, so you can run syscall multiple times, and it will print the string multiple times.</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5:48:38.927928604</meta:creation-date>
    <meta:generator>LibreOffice/7.3.7.2$Linux_X86_64 LibreOffice_project/30$Build-2</meta:generator>
    <dc:date>2023-05-12T18:28:57.042576728</dc:date>
    <meta:editing-duration>PT1H55M9S</meta:editing-duration>
    <meta:editing-cycles>10</meta:editing-cycles>
    <meta:document-statistic meta:table-count="0" meta:image-count="0" meta:object-count="0" meta:page-count="5" meta:paragraph-count="82" meta:word-count="852" meta:character-count="4679" meta:non-whitespace-character-count="3791"/>
  </office:meta>
</office:document-meta>
</file>